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c80e" officeooo:paragraph-rsid="000ac80e"/>
    </style:style>
    <style:style style:name="P2" style:family="paragraph" style:parent-style-name="Text_20_body">
      <style:text-properties officeooo:rsid="000ac80e" officeooo:paragraph-rsid="001a42c8"/>
    </style:style>
    <style:style style:name="P3" style:family="paragraph" style:parent-style-name="Text_20_body">
      <style:text-properties officeooo:paragraph-rsid="000ac80e"/>
    </style:style>
    <style:style style:name="P4" style:family="paragraph" style:parent-style-name="Text_20_body">
      <style:text-properties fo:font-weight="bold" officeooo:rsid="001532f7" officeooo:paragraph-rsid="001532f7" style:font-weight-asian="bold" style:font-weight-complex="bold"/>
    </style:style>
    <style:style style:name="P5" style:family="paragraph" style:parent-style-name="Text_20_body">
      <style:text-properties officeooo:paragraph-rsid="000c8a39"/>
    </style:style>
    <style:style style:name="P6" style:family="paragraph" style:parent-style-name="Text_20_body">
      <style:text-properties fo:font-weight="normal" officeooo:rsid="000f7bdf" officeooo:paragraph-rsid="000f7bdf" style:font-weight-asian="normal" style:font-weight-complex="normal"/>
    </style:style>
    <style:style style:name="P7" style:family="paragraph" style:parent-style-name="Text_20_body">
      <style:text-properties fo:font-weight="normal" officeooo:rsid="000f7bdf" officeooo:paragraph-rsid="0011adc7" style:font-weight-asian="normal" style:font-weight-complex="normal"/>
    </style:style>
    <style:style style:name="P8" style:family="paragraph" style:parent-style-name="Text_20_body">
      <style:text-properties fo:font-weight="normal" officeooo:rsid="000fbc91" officeooo:paragraph-rsid="0011adc7" style:font-weight-asian="normal" style:font-weight-complex="normal"/>
    </style:style>
    <style:style style:name="P9" style:family="paragraph" style:parent-style-name="Text_20_body">
      <style:text-properties fo:font-weight="normal" officeooo:rsid="0011adc7" officeooo:paragraph-rsid="0011adc7" style:font-weight-asian="normal" style:font-weight-complex="normal"/>
    </style:style>
    <style:style style:name="P10" style:family="paragraph" style:parent-style-name="Text_20_body">
      <style:text-properties fo:font-weight="normal" officeooo:rsid="001204f3" officeooo:paragraph-rsid="001204f3" style:font-weight-asian="normal" style:font-weight-complex="normal"/>
    </style:style>
    <style:style style:name="P11" style:family="paragraph" style:parent-style-name="Text_20_body">
      <style:text-properties fo:font-weight="normal" officeooo:rsid="001204f3" officeooo:paragraph-rsid="0013595b" style:font-weight-asian="normal" style:font-weight-complex="normal"/>
    </style:style>
    <style:style style:name="P12" style:family="paragraph" style:parent-style-name="Text_20_body">
      <style:text-properties fo:font-weight="normal" officeooo:rsid="001532f7" officeooo:paragraph-rsid="001532f7" style:font-weight-asian="normal" style:font-weight-complex="normal"/>
    </style:style>
    <style:style style:name="P13" style:family="paragraph" style:parent-style-name="Text_20_body">
      <style:text-properties fo:font-weight="normal" officeooo:paragraph-rsid="001532f7" style:font-weight-asian="normal" style:font-weight-complex="normal"/>
    </style:style>
    <style:style style:name="P14" style:family="paragraph" style:parent-style-name="Text_20_body">
      <style:text-properties fo:font-weight="normal" officeooo:rsid="00177204" officeooo:paragraph-rsid="00177204" style:font-weight-asian="normal" style:font-weight-complex="normal"/>
    </style:style>
    <style:style style:name="P15" style:family="paragraph" style:parent-style-name="Text_20_body">
      <style:text-properties officeooo:rsid="001532f7" officeooo:paragraph-rsid="001532f7"/>
    </style:style>
    <style:style style:name="P16" style:family="paragraph" style:parent-style-name="Text_20_body">
      <style:text-properties officeooo:rsid="001700f1" officeooo:paragraph-rsid="001700f1"/>
    </style:style>
    <style:style style:name="P17" style:family="paragraph" style:parent-style-name="Text_20_body">
      <style:text-properties officeooo:paragraph-rsid="001bfd12"/>
    </style:style>
    <style:style style:name="P18" style:family="paragraph" style:parent-style-name="Text_20_body">
      <style:text-properties officeooo:rsid="001c5223" officeooo:paragraph-rsid="001c5223"/>
    </style:style>
    <style:style style:name="P19" style:family="paragraph" style:parent-style-name="Heading_20_3">
      <style:text-properties officeooo:paragraph-rsid="000e8b70"/>
    </style:style>
    <style:style style:name="P20" style:family="paragraph" style:parent-style-name="Text_20_body">
      <style:text-properties officeooo:rsid="001bfd12" officeooo:paragraph-rsid="001bfd12"/>
    </style:style>
    <style:style style:name="P21" style:family="paragraph" style:parent-style-name="Text_20_body">
      <style:text-properties officeooo:rsid="001e158b" officeooo:paragraph-rsid="001e158b"/>
    </style:style>
    <style:style style:name="T1" style:family="text">
      <style:text-properties officeooo:rsid="00096509"/>
    </style:style>
    <style:style style:name="T2" style:family="text">
      <style:text-properties officeooo:rsid="000ac80e"/>
    </style:style>
    <style:style style:name="T3" style:family="text">
      <style:text-properties style:font-name="Liberation Serif"/>
    </style:style>
    <style:style style:name="T4" style:family="text">
      <style:text-properties officeooo:rsid="000c8a3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8a39" style:font-weight-asian="bold" style:font-weight-complex="bold"/>
    </style:style>
    <style:style style:name="T7" style:family="text">
      <style:text-properties fo:font-weight="bold" officeooo:rsid="000d08f1" style:font-weight-asian="bold" style:font-weight-complex="bold"/>
    </style:style>
    <style:style style:name="T8" style:family="text">
      <style:text-properties fo:font-weight="bold" officeooo:rsid="000f7bdf" style:font-weight-asian="bold" style:font-weight-complex="bold"/>
    </style:style>
    <style:style style:name="T9" style:family="text">
      <style:text-properties fo:font-weight="bold" officeooo:rsid="000ac80e" style:font-weight-asian="bold" style:font-weight-complex="bold"/>
    </style:style>
    <style:style style:name="T10" style:family="text">
      <style:text-properties fo:font-weight="bold" officeooo:rsid="0013595b" style:font-weight-asian="bold" style:font-weight-complex="bold"/>
    </style:style>
    <style:style style:name="T11" style:family="text">
      <style:text-properties fo:font-weight="bold" officeooo:rsid="001532f7" style:font-weight-asian="bold" style:font-weight-complex="bold"/>
    </style:style>
    <style:style style:name="T12" style:family="text">
      <style:text-properties officeooo:rsid="000d08f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8a39" style:font-weight-asian="normal" style:font-weight-complex="normal"/>
    </style:style>
    <style:style style:name="T15" style:family="text">
      <style:text-properties officeooo:rsid="000f7bd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0fbc91"/>
    </style:style>
    <style:style style:name="T18" style:family="text">
      <style:text-properties officeooo:rsid="0011adc7"/>
    </style:style>
    <style:style style:name="T19" style:family="text">
      <style:text-properties officeooo:rsid="001204f3"/>
    </style:style>
    <style:style style:name="T20" style:family="text">
      <style:text-properties officeooo:rsid="0013595b"/>
    </style:style>
    <style:style style:name="T21" style:family="text">
      <style:text-properties officeooo:rsid="001532f7"/>
    </style:style>
    <style:style style:name="T22" style:family="text">
      <style:text-properties officeooo:rsid="00190f5c"/>
    </style:style>
    <style:style style:name="T23" style:family="text">
      <style:text-properties officeooo:rsid="001c52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Att a</text:span>nsluta Git terminal till <text:span text:style-name="T2">befintligt </text:span>GitHub <text:span text:style-name="T2">repository</text:span></text:h>
      <text:p text:style-name="Text_20_body"/>
      <text:h text:style-name="P19" text:outline-level="3">Github <text:span text:style-name="T2">Login:</text:span></text:h>
      <text:p text:style-name="P1"><text:a xlink:type="simple" xlink:href="mailto:peter.axelberg@gmail.com" text:style-name="Internet_20_link" text:visited-style-name="Visited_20_Internet_20_Link"><text:span text:style-name="T3">peter.axelberg@gmail.com</text:span></text:a><text:span text:style-name="T3"><text:line-break/>Li193900Zj</text:span></text:p>
      <text:h text:style-name="Heading_20_3" text:outline-level="3">Aktuell token:</text:h>
      <text:p text:style-name="P11"><text:span text:style-name="T20">Aktuell token fr o m 2023-01-01 och 90 dagar framåt: </text:span><text:span text:style-name="T10">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</text:span></text:p>
      <text:p text:style-name="P5"/>
      <text:h text:style-name="Heading_20_3" text:outline-level="3">Att ansluta till GitHub från terminalen:</text:h>
      <text:p text:style-name="P5">1. <text:span text:style-name="T4">Logga in på Github och skapa ett GitHub repository &lt;</text:span><text:span text:style-name="T6">GitHub repository</text:span><text:span text:style-name="T4">&gt; </text:span><text:span text:style-name="T12">vilket</text:span><text:span text:style-name="T4"> ska klonas med datorns repository. Se till att det </text:span><text:span text:style-name="T12">även </text:span><text:span text:style-name="T4">skapas en README-fil.</text:span></text:p>
      <text:p text:style-name="P5"><text:span text:style-name="T4">2. Starta terminalen och skapa ett </text:span><text:span text:style-name="T17">lokalt </text:span><text:span text:style-name="T4">repository (mapp) på datorn med kommandot <text:line-break/> <text:s text:c="3"/></text:span><text:span text:style-name="T6">mkdir &lt;</text:span><text:span text:style-name="T8">D</text:span><text:span text:style-name="T7">ator-</text:span><text:span text:style-name="T6">repository&gt;.</text:span></text:p>
      <text:p text:style-name="P5"><text:span text:style-name="T14">3.</text:span><text:span text:style-name="T6"> </text:span><text:span text:style-name="T4">Se till att terminalen läser från &lt;</text:span><text:span text:style-name="T8">D</text:span><text:span text:style-name="T7">ator-</text:span><text:span text:style-name="T6">repository</text:span><text:span text:style-name="T4">&gt;.</text:span><text:span text:style-name="T2"><text:line-break/></text:span><text:span text:style-name="T4">2. Initiera </text:span><text:span text:style-name="T18">lokala </text:span><text:span text:style-name="T4">&lt;</text:span><text:span text:style-name="T8">D</text:span><text:span text:style-name="T7">ator-</text:span><text:span text:style-name="T6">repository</text:span><text:span text:style-name="T4">&gt; med kommandot </text:span><text:span text:style-name="T6">git init</text:span><text:span text:style-name="T4">.</text:span></text:p>
      <text:p text:style-name="P1"><text:span text:style-name="T4">3</text:span>. Klona <text:span text:style-name="T17">lokalt</text:span><text:span text:style-name="T4">- och </text:span><text:span text:style-name="T17">remote</text:span><text:span text:style-name="T4"> repositor</text:span><text:span text:style-name="T17">y </text:span>med kommandot: <text:line-break/><text:span text:style-name="T5">git clone </text:span><text:a xlink:type="simple" xlink:href="https://github.com/pax1959/" text:style-name="Internet_20_link" text:visited-style-name="Visited_20_Internet_20_Link"><text:span text:style-name="T5">https://github.com/pax1959/</text:span></text:a><text:span text:style-name="T5">&lt;GitHub repository&gt;.git</text:span></text:p>
      <text:p text:style-name="P6">4. Det har nu skapats ett nytt <text:span text:style-name="T17">lokalt </text:span>repository med namnet &lt;<text:span text:style-name="T9">GitHub repository</text:span>&gt; <text:span text:style-name="T18">vilket</text:span> innehåller filerna som finns på <text:span text:style-name="T18">remote repository</text:span> &lt;<text:span text:style-name="T9">GitHub repository</text:span>&gt;. <text:span text:style-name="T16">Se till att terminalen läser från detta repository</text:span>.</text:p>
      <text:p text:style-name="P7">5. Kontrollera att filerna i <text:span text:style-name="T18">remote</text:span> &lt;<text:span text:style-name="T9">GitHub repository</text:span>&gt; <text:span text:style-name="T18">även </text:span>finns i <text:span text:style-name="T18">det lokala repositoriet </text:span>&lt;<text:span text:style-name="T9">GitHub repository</text:span>&gt; genom att <text:span text:style-name="T18">utföra</text:span> kommandot <text:span text:style-name="T5">ls</text:span>.</text:p>
      <text:p text:style-name="P8">6. <text:span text:style-name="T18">Finns det redan existerande filer som ska </text:span>finnas <text:span text:style-name="T18">med </text:span>i projektet <text:span text:style-name="T18">ska dessa nu kopieras till det lokala </text:span>repositoriet <text:span text:style-name="T15">&lt;</text:span><text:span text:style-name="T9">GitHub repository</text:span><text:span text:style-name="T15">&gt;. </text:span><text:span text:style-name="T18">U</text:span>tför <text:span text:style-name="T18">därefter </text:span>kommandot <text:span text:style-name="T5">git add . </text:span>och därefter kommandot <text:span text:style-name="T5">git commit</text:span>. <text:span text:style-name="T18">F</text:span>iler<text:span text:style-name="T18">na</text:span> är nu klara <text:span text:style-name="T18">att laddas upp till remote repository </text:span><text:span text:style-name="T15">&lt;</text:span><text:span text:style-name="T9">GitHub repository</text:span><text:span text:style-name="T15">&gt; </text:span><text:span text:style-name="T18">på GitHub med kommandot </text:span><text:span text:style-name="T5">push</text:span><text:span text:style-name="T15">.</text:span></text:p>
      <text:p text:style-name="P9">7. Innan filerna kan laddas upp till remote repository <text:span text:style-name="T19">på GitHub måste man logga in till GitHub via terminalen. Man måste då ha skapat sig en ’token’ enligt beskrivning nedan. Vi antar nu att det finns en sådan.</text:span></text:p>
      <text:p text:style-name="P10">8. <text:span text:style-name="T20">Logga in på remote repository med kommandot:<text:line-break/></text:span><text:span text:style-name="T10">git remote set-url origin https://&lt;</text:span><text:span text:style-name="T11">token</text:span><text:span text:style-name="T10">&gt;@github.com/pax1959/&lt;</text:span><text:span text:style-name="T11">GitHub repository</text:span><text:span text:style-name="T10">&gt;</text:span></text:p>
      <text:p text:style-name="P12">Till exempel:</text:p>
      <text:p text:style-name="P4"><text:soft-page-break/>git remote set-url origin https://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@github.com/pax1959/Antenna_controller_linux</text:p>
      <text:p text:style-name="P13"><text:span text:style-name="T21">9. Använd "git push" för att publicera de lokala incheckningarna (dvs de som är ’commitade’) till GitHub <text:s/></text:span><text:span text:style-name="T10">&lt;</text:span><text:span text:style-name="T11">GitHub repository</text:span><text:span text:style-name="T10">&gt; </text:span><text:span text:style-name="T21">med kommandot </text:span><text:span text:style-name="T11">git push origin main</text:span></text:p>
      <text:p text:style-name="P14"><text:span text:style-name="T11">1</text:span><text:span text:style-name="T5">0. </text:span>Använd ”git pull” för att publicera filer från GitHub till lokal repository enligt:<text:line-break/> <text:s text:c="2"/><text:span text:style-name="T5"><text:s text:c="3"/>git pull origin main</text:span></text:p>
      <text:p text:style-name="P15"/>
      <text:h text:style-name="Heading_20_3" text:outline-level="3">Skapa ett token:</text:h>
      <text:p text:style-name="P16">1. Logga in på GitHub.</text:p>
      <text:p text:style-name="P16">2. Tryck på ’Account’ (övre högra hörnet)’ och välj Settings’.</text:p>
      <text:p text:style-name="P16">3. Skrolla ned och välj &lt;Developer settings &gt;</text:p>
      <text:p text:style-name="P16">4.Välj &lt;Personal access tokens&gt; och fäll ned dess meny och välj &lt;Tokens classic&gt;</text:p>
      <text:p text:style-name="P16">5. Välj &lt;Generate new token&gt; och fäll ned dess meny och välj &lt;Generate New Token classic)&gt;</text:p>
      <text:p text:style-name="P16">6. Ange ett namn för token som ska genereras.</text:p>
      <text:p text:style-name="P16">7. Ange hur länge token ska vara aktiv</text:p>
      <text:p text:style-name="P16">8. Bocka för alla kryssrutor på aktuell sida</text:p>
      <text:p text:style-name="P16">9. Tryck därefter på grön knapp ’Generate token’</text:p>
      <text:p text:style-name="P16">10. Token skapas och kan nu kopieras och sparas för att kunna användas under den tid man angivet att den ska vara aktiv. Därefter måste en ny token skapas.</text:p>
      <text:p text:style-name="P16"/>
      <text:h text:style-name="Heading_20_3" text:outline-level="3">YouTube- inslag som visar <text:span text:style-name="T22">hanteringen git -- GitHub</text:span>:</text:h>
      <text:p text:style-name="P3">https://www.youtube.com/watch?v=bvi37IbJXS4&amp;t=245s</text:p>
      <text:p text:style-name="Text_20_body"/>
      <text:h text:style-name="Heading_20_3" text:outline-level="3"><text:span text:style-name="T22">Vanliga</text:span> <text:span text:style-name="T22">g</text:span>it-kommandon:</text:h>
      <text:p text:style-name="Text_20_body">git config –list</text:p>
      <text:p text:style-name="P20">git status</text:p>
      <text:p text:style-name="P2"><text:span text:style-name="T13">git clone </text:span><text:a xlink:type="simple" xlink:href="https://github.com/pax1959/" text:style-name="Internet_20_link" text:visited-style-name="Visited_20_Internet_20_Link"><text:span text:style-name="T13">https://github.com/pax1959/</text:span></text:a><text:span text:style-name="T13">&lt;GitHub repository&gt;.git</text:span></text:p>
      <text:p text:style-name="Text_20_body">git remote set-url origin https://&lt;<text:span text:style-name="T22">token</text:span>&gt;@github.com/&lt;<text:span text:style-name="T22">usernamne</text:span>&gt;/&lt;<text:span text:style-name="T22">repository</text:span>&gt; <text:s/>→ <text:span text:style-name="T22">Ansluter till GitHub</text:span></text:p>
      <text:p text:style-name="P17">git push origin main <text:s text:c="4"/>--&gt; kopierar <text:span text:style-name="T22">incheckade filer </text:span>i lokala mappen till GitHub</text:p>
      <text:p text:style-name="P17">git push origin main <text:s text:c="3"/>→ <text:s/><text:span text:style-name="T22">samma som ovan fast i omvänd riktning</text:span></text:p>
      <text:p text:style-name="Text_20_body"/>
      <text:p text:style-name="Text_20_body"><text:soft-page-break/></text:p>
      <text:p text:style-name="Text_20_body">Skärmklipp från terminal:</text:p>
      <text:p text:style-name="Text_20_body"/>
      <text:p text:style-name="Text_20_body">pax@pax-Inspiron-5521:~/Projects$ <text:span text:style-name="T5">mkdir Antenna_controller_linux</text:span></text:p>
      <text:p text:style-name="Text_20_body">pax@pax-Inspiron-5521:~/Projects$ <text:span text:style-name="T5">git init</text:span></text:p>
      <text:p text:style-name="Text_20_body"><text:span text:style-name="T23">(</text:span>Initierade tomt Git-arkiv i /home/pax/Projects/.git/<text:span text:style-name="T23">)</text:span></text:p>
      <text:p text:style-name="Text_20_body">pax@pax-Inspiron-5521:~/Projects$ <text:span text:style-name="T5">cd Antenna_controller_linux</text:span></text:p>
      <text:p text:style-name="Text_20_body">pax@pax-Inspiron-5521:~/Projects/Antenna_controller_linux$ <text:span text:style-name="T5">git clone https://github.com/pax1959/Antenna_controller_linux.git</text:span></text:p>
      <text:p text:style-name="Text_20_body"><text:span text:style-name="T23">(</text:span>Klonar till "Antenna_controller_linux"...<text:span text:style-name="T23">)</text:span></text:p>
      <text:p text:style-name="Text_20_body">pax@pax-Inspiron-5521:~/Projects/Antenna_controller_linux$ <text:span text:style-name="T5">ls</text:span></text:p>
      <text:p text:style-name="Text_20_body"><text:span text:style-name="T23">(</text:span>Antenna_controller_linux<text:span text:style-name="T23">)</text:span></text:p>
      <text:p text:style-name="Text_20_body">pax@pax-Inspiron-5521:~/Projects/Antenna_controller_linux$ <text:span text:style-name="T5">cd Antenna_controller_linux</text:span></text:p>
      <text:p text:style-name="Text_20_body">pax@pax-Inspiron-5521:~/Projects/Antenna_controller_linux/Antenna_controller_linux$ <text:span text:style-name="T5">ls</text:span></text:p>
      <text:p text:style-name="Text_20_body"><text:span text:style-name="T23">(</text:span>README.md<text:span text:style-name="T23">)</text:span></text:p>
      <text:p text:style-name="Text_20_body">pax@pax-Inspiron-5521:~/Projects/Antenna_controller_linux/Antenna_controller_linux$ <text:span text:style-name="T5">ls</text:span></text:p>
      <text:p text:style-name="P18">(nedan visas de redan existerande filer som kopierats till lokalt repository från annat bibliotek på datorn)</text:p>
      <text:p text:style-name="Text_20_body">ADC_to_grader_tabell_2023-03-26.csv <text:s/>degr_pulses_table.csv <text:s text:c="10"/>kompass_PAX.py <text:s text:c="2"/>puls_tabell_teoretisk.xlsx <text:s/>timer_template.py</text:p>
      <text:p text:style-name="Text_20_body">antenna_compass_2023-12-10_Linux.py <text:s/>degr_pulse_table_teoretisk.csv <text:s/>kompass.py <text:s text:c="6"/>README.md <text:s text:c="18"/>vinkel.png</text:p>
      <text:p text:style-name="Text_20_body">antennacontroller_start.bat <text:s text:c="9"/>gui_version_2023-03-06.ui <text:s text:c="6"/>new_teat.py <text:s text:c="5"/>service_routines.py <text:s text:c="8"/>WSJTX-Timesync-NTP.odt</text:p>
      <text:p text:style-name="Text_20_body">COM-port.csv <text:s text:c="24"/>klocka.py <text:s text:c="22"/>pulse_value.csv <text:s/>test.py</text:p>
      <text:p text:style-name="Text_20_body">pax@pax-Inspiron-5521:~/Projects/Antenna_controller_linux/Antenna_controller_linux$ git add .</text:p>
      <text:p text:style-name="Text_20_body">pax@pax-Inspiron-5521:~/Projects/Antenna_controller_linux/Antenna_controller_linux$ git commit -m "first main"</text:p>
      <text:p text:style-name="Text_20_body">[main 16ab0ea] first main</text:p>
      <text:p text:style-name="Text_20_body"><text:s/>18 files changed, 2341 insertions(+)</text:p>
      <text:p text:style-name="Text_20_body"><text:s/>create mode 100644 ADC_to_grader_tabell_2023-03-26.csv</text:p>
      <text:p text:style-name="Text_20_body"><text:s/>create mode 100644 COM-port.csv</text:p>
      <text:p text:style-name="Text_20_body"><text:s/>create mode 100644 WSJTX-Timesync-NTP.odt</text:p>
      <text:p text:style-name="Text_20_body"><text:s/>create mode 100644 antenna_compass_2023-12-10_Linux.py</text:p>
      <text:p text:style-name="Text_20_body"><text:soft-page-break/><text:s/>create mode 100644 antennacontroller_start.bat</text:p>
      <text:p text:style-name="Text_20_body"><text:s/>create mode 100644 degr_pulse_table_teoretisk.csv</text:p>
      <text:p text:style-name="Text_20_body"><text:s/>create mode 100644 degr_pulses_table.csv</text:p>
      <text:p text:style-name="Text_20_body"><text:s/>create mode 100644 gui_version_2023-03-06.ui</text:p>
      <text:p text:style-name="Text_20_body"><text:s/>create mode 100644 klocka.py</text:p>
      <text:p text:style-name="Text_20_body"><text:s/>create mode 100644 kompass.py</text:p>
      <text:p text:style-name="Text_20_body"><text:s/>create mode 100644 kompass_PAX.py</text:p>
      <text:p text:style-name="Text_20_body"><text:s/>create mode 100644 new_teat.py</text:p>
      <text:p text:style-name="Text_20_body"><text:s/>create mode 100644 puls_tabell_teoretisk.xlsx</text:p>
      <text:p text:style-name="Text_20_body"><text:s/>create mode 100644 pulse_value.csv</text:p>
      <text:p text:style-name="Text_20_body"><text:s/>create mode 100644 service_routines.py</text:p>
      <text:p text:style-name="Text_20_body"><text:s/>create mode 100644 test.py</text:p>
      <text:p text:style-name="Text_20_body"><text:s/>create mode 100644 timer_template.py</text:p>
      <text:p text:style-name="Text_20_body"><text:s/>create mode 100644 vinkel.png</text:p>
      <text:p text:style-name="Text_20_body">pax@pax-Inspiron-5521:~/Projects/Antenna_controller_linux/Antenna_controller_linux$ g<text:span text:style-name="T5">it remote set-url origin https://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@github.com/pax1959/Antenna_controller_linux</text:span></text:p>
      <text:p text:style-name="Text_20_body">pax@pax-Inspiron-5521:~/Projects/Antenna_controller_linux/Antenna_controller_linux$ <text:span text:style-name="T5">git status</text:span></text:p>
      <text:p text:style-name="Text_20_body">På grenen main</text:p>
      <text:p text:style-name="Text_20_body">Din gren ligger före "origin/main" med 1 incheckning.</text:p>
      <text:p text:style-name="Text_20_body"><text:s text:c="2"/>(använd "git push" för att publicera dina lokala incheckningar)</text:p>
      <text:p text:style-name="Text_20_body">inget att checka in, arbetskatalogen ren</text:p>
      <text:p text:style-name="Text_20_body">pax@pax-Inspiron-5521:~/Projects/Antenna_controller_linux/Antenna_controller_linux$ <text:span text:style-name="T5">git push origin main</text:span></text:p>
      <text:p text:style-name="Text_20_body">Räknar upp objekt: 20, klart.</text:p>
      <text:p text:style-name="Text_20_body">Räknar objekt: 100% (20/20), klart.</text:p>
      <text:p text:style-name="Text_20_body">Deltakomprimering använder upp till 4 trådar</text:p>
      <text:p text:style-name="Text_20_body">Komprimerar objekt: 100% (17/17), klart.</text:p>
      <text:p text:style-name="Text_20_body">Skriver objekt: 100% (19/19), 58,03 KiB | 9,67 MiB/s, klart.</text:p>
      <text:p text:style-name="Text_20_body">Totalt 19 (delta 2), återanvände 0 (delta 0), paket-återanvända 0</text:p>
      <text:p text:style-name="Text_20_body">remote: Resolving deltas: 100% (2/2), done.</text:p>
      <text:p text:style-name="Text_20_body">To https://github.com/pax1959/Antenna_controller_linux</text:p>
      <text:p text:style-name="Text_20_body"><text:soft-page-break/><text:s text:c="3"/>9a4a953..16ab0ea <text:s/>main -&gt; main</text:p>
      <text:p text:style-name="Text_20_body">pax@pax-Inspiron-5521:~/Projects/Antenna_controller_linux/Antenna_controller_linux$ <text:span text:style-name="T5">git add Antenna_controller_linux.py</text:span></text:p>
      <text:p text:style-name="Text_20_body">pax@pax-Inspiron-5521:~/Projects/Antenna_controller_linux/Antenna_controller_linux$ <text:span text:style-name="T5">git commit -m "bytt namn på py-fil till Antenna_controller_linux.py"</text:span></text:p>
      <text:p text:style-name="Text_20_body">[main bc308b3] bytt namn på py-fil till Antenna_controller_linux.py</text:p>
      <text:p text:style-name="Text_20_body"><text:s/>1 file changed, 604 insertions(+)</text:p>
      <text:p text:style-name="Text_20_body"><text:s/>create mode 100644 Antenna_controller_linux.py</text:p>
      <text:p text:style-name="Text_20_body">pax@pax-Inspiron-5521:~/Projects/Antenna_controller_linux/Antenna_controller_linux$ <text:span text:style-name="T5">git push origin main</text:span></text:p>
      <text:p text:style-name="Text_20_body">Räknar upp objekt: 4, klart.</text:p>
      <text:p text:style-name="Text_20_body">Räknar objekt: 100% (4/4), klart.</text:p>
      <text:p text:style-name="Text_20_body">Deltakomprimering använder upp till 4 trådar</text:p>
      <text:p text:style-name="Text_20_body">Komprimerar objekt: 100% (3/3), klart.</text:p>
      <text:p text:style-name="Text_20_body">Skriver objekt: 100% (3/3), 5,63 KiB | 5,63 MiB/s, klart.</text:p>
      <text:p text:style-name="Text_20_body">Totalt 3 (delta 1), återanvände 0 (delta 0), paket-återanvända 0</text:p>
      <text:p text:style-name="Text_20_body">remote: Resolving deltas: 100% (1/1), completed with 1 local object.</text:p>
      <text:p text:style-name="Text_20_body">To https://github.com/pax1959/Antenna_controller_linux</text:p>
      <text:p text:style-name="Text_20_body"><text:s text:c="3"/>16ab0ea..bc308b3 <text:s/>main -&gt; main</text:p>
      <text:p text:style-name="Text_20_body">pax@pax-Inspiron-5521:~/Projects/Antenna_controller_linux/Antenna_controller_linux$ <text:span text:style-name="T5">git pull origin main</text:span></text:p>
      <text:p text:style-name="Text_20_body">Från https://github.com/pax1959/Antenna_controller_linux</text:p>
      <text:p text:style-name="Text_20_body"><text:s/>* branch <text:s text:c="11"/>main <text:s text:c="6"/>-&gt; FETCH_HEAD</text:p>
      <text:p text:style-name="Text_20_body">Redan à jour.git remote set-url origin </text:p>
      <text:p text:style-name="Text_20_body"/>
      <text:p text:style-name="P21">=========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08:47:50.369592081</meta:creation-date>
    <dc:date>2024-01-02T12:45:01.136782332</dc:date>
    <meta:editing-duration>PT1H37M40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5" meta:paragraph-count="115" meta:word-count="842" meta:character-count="7835" meta:non-whitespace-character-count="6922"/>
  </office:meta>
</office:document-meta>
</file>